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2pt" style:font-size-asian="12pt"/>
    </style:style>
    <style:style style:name="P2" style:parent-style-name="Normal" style:family="paragraph">
      <style:text-properties fo:font-style="italic" style:font-style-asian="italic" style:text-line-through-style="solid" style:text-line-through-width="auto" style:text-line-through-color="font-color" style:text-line-through-mode="continuous" style:text-line-through-type="single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tyle="italic" style:font-style-asian="italic" style:text-line-through-style="solid" style:text-line-through-width="auto" style:text-line-through-color="font-color" style:text-line-through-mode="continuous" style:text-line-through-type="single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tyle="italic" style:font-style-asian="italic" style:text-line-through-style="solid" style:text-line-through-width="auto" style:text-line-through-color="font-color" style:text-line-through-mode="continuous" style:text-line-through-type="single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style="italic" style:font-style-asian="italic" style:text-line-through-style="solid" style:text-line-through-width="auto" style:text-line-through-color="font-color" style:text-line-through-mode="continuous" style:text-line-through-type="single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style="italic" style:font-style-asian="italic" style:text-line-through-style="solid" style:text-line-through-width="auto" style:text-line-through-color="font-color" style:text-line-through-mode="continuous" style:text-line-through-type="single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style="italic" style:font-style-asian="italic" style:text-line-through-style="solid" style:text-line-through-width="auto" style:text-line-through-color="font-color" style:text-line-through-mode="continuous" style:text-line-through-type="single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style="italic" style:font-style-asian="italic" style:text-line-through-style="solid" style:text-line-through-width="auto" style:text-line-through-color="font-color" style:text-line-through-mode="continuous" style:text-line-through-type="single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style="italic" style:font-style-asian="italic" style:text-line-through-style="solid" style:text-line-through-width="auto" style:text-line-through-color="font-color" style:text-line-through-mode="continuous" style:text-line-through-type="single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fo:font-style="italic" style:font-style-asian="italic" style:text-line-through-style="solid" style:text-line-through-width="auto" style:text-line-through-color="font-color" style:text-line-through-mode="continuous" style:text-line-through-type="single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fo:font-style="italic" style:font-style-asian="italic" style:text-line-through-style="solid" style:text-line-through-width="auto" style:text-line-through-color="font-color" style:text-line-through-mode="continuous" style:text-line-through-type="single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fo:font-style="italic" style:font-style-asian="italic" style:text-line-through-style="solid" style:text-line-through-width="auto" style:text-line-through-color="font-color" style:text-line-through-mode="continuous" style:text-line-through-type="single"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fo:font-style="italic" style:font-style-asian="italic" style:text-line-through-style="solid" style:text-line-through-width="auto" style:text-line-through-color="font-color" style:text-line-through-mode="continuous" style:text-line-through-type="single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fo:font-style="italic" style:font-style-asian="italic"/>
    </style:style>
    <style:style style:name="P15" style:parent-style-name="Normal" style:family="paragraph">
      <style:paragraph-properties fo:break-before="page"/>
      <style:text-properties fo:hyphenate="true"/>
    </style:style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Normal" style:family="paragraph">
      <style:paragraph-properties fo:break-before="page"/>
      <style:text-properties fo:hyphenate="true"/>
    </style:style>
    <style:style style:name="P21" style:parent-style-name="Normal" style:family="paragraph">
      <style:paragraph-properties fo:break-before="page"/>
      <style:text-properties fo:hyphenate="true"/>
    </style:style>
    <style:style style:name="P22" style:parent-style-name="Normal" style:family="paragraph">
      <style:text-properties fo:font-weight="bold" style:font-weight-asian="bold" fo:font-size="12pt" style:font-size-asian="12pt"/>
    </style:style>
    <style:style style:name="P23" style:parent-style-name="Normal" style:family="paragraph">
      <style:paragraph-properties fo:break-before="page"/>
      <style:text-properties fo:hyphenate="true"/>
    </style:style>
    <style:style style:name="P24" style:parent-style-name="Normal" style:family="paragraph">
      <style:text-properties fo:font-weight="bold" style:font-weight-asian="bold" fo:font-size="12pt" style:font-size-asian="12pt"/>
    </style:style>
    <style:style style:name="P25" style:parent-style-name="ListParagraph" style:list-style-name="LFO2" style:family="paragraph"/>
    <style:style style:name="P26" style:parent-style-name="ListParagraph" style:list-style-name="LFO2" style:family="paragraph"/>
    <style:style style:name="P27" style:parent-style-name="ListParagraph" style:list-style-name="LFO2" style:family="paragraph"/>
    <style:style style:name="P28" style:parent-style-name="ListParagraph" style:list-style-name="LFO2" style:family="paragraph"/>
    <style:style style:name="P29" style:parent-style-name="Normal" style:family="paragraph">
      <style:paragraph-properties fo:break-before="page"/>
      <style:text-properties fo:hyphenate="true"/>
    </style:style>
  </office:automatic-styles>
  <office:body>
    <office:text text:use-soft-page-breaks="true">
      <text:p text:style-name="P1">Smell Detection<text:s/></text:p>
      <text:p text:style-name="P2">Name: Duplicate Code</text:p>
      <text:p text:style-name="P3">Location: &lt; Model&gt;‐&lt; set_up_class.py&gt;‐&lt; SetUp&gt;‐&lt; set_over_string&gt;‐&lt; Line31 and 51&gt;</text:p>
      <text:p text:style-name="P4">Location: &lt; Model&gt;‐&lt; set_up_class.py&gt;‐&lt; SetUp&gt;‐&lt; set_over_string&gt;‐&lt; Line31 and 51&gt;</text:p>
      <text:p text:style-name="P5">Location: &lt; Model&gt;‐&lt;<text:s/>set_up_class.py&gt;‐&lt; SetUp&gt;‐&lt; set_over_string&gt;‐&lt; Line31 and 51&gt;</text:p>
      <text:p text:style-name="P6">Location: &lt; Model&gt;‐&lt; set_up_class.py&gt;‐&lt; SetUp&gt;‐&lt; set_over_string&gt;‐&lt; Line31 and 51&gt;</text:p>
      <text:p text:style-name="P7"/>
      <text:p text:style-name="P8">Reasons:</text:p>
      <text:p text:style-name="P9">1. this method is<text:s/></text:p>
      <text:p text:style-name="P10">2.<text:s/></text:p>
      <text:p text:style-name="P11">…</text:p>
      <text:p text:style-name="P12">Strategies/ approaches:<text:s/></text:p>
      <text:p text:style-name="P13">I pulled up the public fields in the SetUp class as<text:s/>need to remove the duplicate code and have it be a higher level. This will give me a sub class for each function of the program and help me remove code<text:s/></text:p>
      <text:p text:style-name="P14"/>
      <text:p text:style-name="Normal"/>
      <text:p text:style-name="Normal"/>
      <text:p text:style-name="P15"/>
      <text:soft-page-break/>
      <text:p text:style-name="Normal">Name:<text:s/>Long Methods<text:s/></text:p>
      <text:p text:style-name="Normal">Location:</text:p>
      <text:p text:style-name="Normal"><text:s/>&lt; Model&gt;‐&lt; set_up_class.py&gt;‐&lt; SetUp&gt;‐&lt; set_over_string&gt;‐&lt; Line31 and 62&gt;</text:p>
      <text:p text:style-name="Normal">&lt; Model&gt;‐&lt; set_up_class.py&gt;‐&lt; SetUp&gt;‐&lt; set_up_class_name&gt;‐&lt; Line65 and 82&gt;</text:p>
      <text:p text:style-name="Normal">&lt; Model&gt;‐&lt; set_up_class.py&gt;‐&lt; SetUp&gt;‐&lt; set_up_attribute_name&gt;‐&lt; Line85 and 105&gt;</text:p>
      <text:p text:style-name="Normal">&lt; Model&gt;‐&lt; set_up_class.py&gt;‐&lt; SetUp&gt;‐&lt; set_up_method_name&gt;‐&lt; Line108 and 124&gt;</text:p>
      <text:p text:style-name="Normal">&lt; Model&gt;‐&lt; set_up_class.py&gt;‐&lt; SetUp&gt;‐&lt; set_up_relationship&gt;‐&lt; Line127 and 142&gt;</text:p>
      <text:p text:style-name="Normal">&lt; Model&gt;‐&lt; set_up_class.py&gt;‐&lt; SetUp&gt;‐&lt; clean_up_relationship&gt;‐&lt; Line145 and 192&gt;</text:p>
      <text:p text:style-name="Normal"><text:bookmark-start text:name="_Hlk7436986"/>&lt; Model&gt;‐&lt; set_up_class.py&gt;‐&lt; SetUp&gt;‐&lt; clear_up_data&gt;‐&lt; Line208 and 241&gt;</text:p>
      <text:p text:style-name="Normal"><text:bookmark-end text:name="_Hlk7436986"/>&lt; Model&gt;‐&lt; file_reader.py&gt;‐&lt; FileReader&gt;‐&lt; file_reader&gt;‐&lt; Line8 and 28&gt;</text:p>
      <text:p text:style-name="Normal"><text:s/>&lt; Model&gt;‐&lt; validate_data_test.py&gt;‐&lt; ValidateData&gt;‐&lt; validate_test_loader&gt;‐&lt; Line10 &amp; 53&gt;</text:p>
      <text:p text:style-name="Normal">&lt; View&gt;‐&lt; file_writer.py&gt;‐&lt; FileWriter&gt;‐&lt;<text:s/>file_writer&gt;‐&lt; Line7<text:s/>and<text:s/>45&gt;</text:p>
      <text:p text:style-name="Normal"/>
      <text:p text:style-name="Normal">Reasons:</text:p>
      <text:list text:style-name="LFO1" text:continue-numbering="true">
        <text:list-item>
          <text:p text:style-name="P16">The long methods make the code hard to read and also harder to<text:s/>follow the code</text:p>
        </text:list-item>
        <text:list-item>
          <text:p text:style-name="P17">It also takes up lot of processing power to go though all the extra code<text:s/></text:p>
        </text:list-item>
        <text:list-item>
          <text:p text:style-name="P18">In some case the method was doing a number of functions and extracting them made the method only do one thing<text:s/></text:p>
        </text:list-item>
        <text:list-item>
          <text:p text:style-name="P19"/>
        </text:list-item>
      </text:list>
      <text:p text:style-name="Normal">Strategies/ approaches:<text:s/></text:p>
      <text:p text:style-name="Normal">I used<text:s/>extract method</text:p>
      <text:p text:style-name="Normal">Moving the file writer in to VIEW and passing the data give me duplicate code in the Main_Controller but this is a necessary evil as having the four new class that can extend in future code <text:s/></text:p>
      <text:p text:style-name="Normal"/>
      <text:p text:style-name="P20"/>
      <text:soft-page-break/>
      <text:p text:style-name="Normal">Name:<text:s/>Dead code</text:p>
      <text:p text:style-name="Normal">Location: &lt; Model&gt;‐&lt;<text:s/>relationship_value.py&gt;‐&lt;<text:s/>Relationship&gt;‐&lt; Line4<text:s/>and<text:s/>16&gt;</text:p>
      <text:p text:style-name="Normal">&lt; Model&gt;‐&lt; relationships.py&gt;‐&lt; Relationships&gt;‐&lt; clean_up_relationship&gt;‐&lt; Line+++ and +++&gt;</text:p>
      <text:p text:style-name="Normal">Reasons:</text:p>
      <text:p text:style-name="Normal">1.<text:s/>this method take up a lot of room and give nothing back but one string<text:s/></text:p>
      <text:p text:style-name="Normal">2.<text:s/>I remove this method, so it was easier to understand and less engineered<text:s/></text:p>
      <text:p text:style-name="Normal">…</text:p>
      <text:p text:style-name="Normal">Strategies/ approaches:<text:s/></text:p>
      <text:p text:style-name="Normal">I removed the two wasted methods that was not used and made the code pass in the string it need without wasting lines<text:s/></text:p>
      <text:p text:style-name="Normal"/>
      <text:p text:style-name="P21"/>
      <text:soft-page-break/>
      <text:p text:style-name="P22">Tests Development</text:p>
      <text:p text:style-name="Normal"/>
      <text:p text:style-name="Normal"/>
      <text:p text:style-name="Normal"/>
      <text:p text:style-name="P23"/>
      <text:soft-page-break/>
      <text:p text:style-name="P24">Refactoring<text:s/></text:p>
      <text:list text:style-name="LFO2" text:continue-numbering="true">
        <text:list-item>
          <text:p text:style-name="P25">The worst bad smell code was</text:p>
          <text:list text:continue-numbering="true">
            <text:list-item>
              <text:p text:style-name="P26"><text:s/>Duplicate Code: this was the fact that I was calling if, else statement I try a number of times to remove the if else statements that were using a string for sorting but after a week I<text:s/>don’t know<text:s/><text:s/>how to do<text:s/>fix it<text:s/><text:s/></text:p>
            </text:list-item>
          </text:list>
        </text:list-item>
        <text:list-item>
          <text:p text:style-name="P27">The Version control <text:s/><text:a xlink:href="https://github.com/SimonJB07/PythonRefactoring" office:target-frame-name="_top" xlink:show="replace"><text:span text:style-name="Hyperlink">https://github.com/SimonJB07/PythonRefactoring</text:span></text:a></text:p>
        </text:list-item>
      </text:list>
      <text:p text:style-name="ListParagraph"/>
      <text:p text:style-name="Normal"/>
      <text:list text:style-name="LFO2" text:continue-numbering="true">
        <text:list-item>
          <text:p text:style-name="P28"/>
        </text:list-item>
      </text:list>
      <text:p text:style-name="Normal"/>
      <text:p text:style-name="Normal"/>
      <text:p text:style-name="P29"/>
      <text:soft-page-break/>
      <text:p text:style-name="Normal">gsdfgfd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Z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mon Broekman</meta:initial-creator>
    <dc:creator>Simon Broekman</dc:creator>
    <meta:creation-date>2019-04-21T22:56:00Z</meta:creation-date>
    <dc:date>2019-04-29T02:54:00Z</dc:date>
    <meta:template xlink:href="Normal.dotm" xlink:type="simple"/>
    <meta:editing-cycles>4</meta:editing-cycles>
    <meta:editing-duration>PT22020S</meta:editing-duration>
    <meta:document-statistic meta:page-count="6" meta:paragraph-count="5" meta:word-count="430" meta:character-count="2876" meta:row-count="20" meta:non-whitespace-character-count="2451"/>
  </office:meta>
</office:document-meta>
</file>